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armonyOS Sans" svg:font-family="'HarmonyOS Sans', 'Segoe UI', 'SF Pro Display', apple-system, BlinkMacSystemFont, Roboto, Oxygen, Ubuntu, Cantarell, 'Open Sans', 'Helvetica Neue', sans-serif, 'HarmonyOS Sans SC', 'PingFang SC', 'Hiragino Sans GB', 'Microsoft Yahei UI', 'Microsoft Yahei', 'Source Han Sans CN', sans-serif, 'Segoe UI Emoji', 'Segoe UI Symbol', 'Apple Color Emoji', 'Twemoji Mozilla', 'Noto Color Emoji', 'Android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04a7eb" officeooo:paragraph-rsid="0004a7eb"/>
    </style:style>
    <style:style style:name="P2" style:family="paragraph" style:parent-style-name="Text_20_body">
      <style:paragraph-properties fo:margin-left="0in" fo:margin-right="0in" fo:margin-top="0in" fo:margin-bottom="0.0972in" style:contextual-spacing="false" fo:orphans="2" fo:widows="2" fo:text-indent="0in" style:auto-text-indent="false"/>
      <style:text-properties fo:font-variant="normal" fo:text-transform="none" fo:color="#080808" loext:opacity="100%" style:font-name="HarmonyOS Sans" fo:font-size="10.5pt" fo:font-style="normal" fo:font-weight="normal"/>
    </style:style>
    <style:style style:name="P3" style:family="paragraph" style:parent-style-name="Text_20_body" style:list-style-name="L2">
      <style:paragraph-properties fo:margin-top="0in" fo:margin-bottom="0.0972in" style:contextual-spacing="false" fo:orphans="2" fo:widows="2" fo:padding="0in" fo:border="none"/>
      <style:text-properties fo:font-variant="normal" fo:text-transform="none" fo:color="#080808" loext:opacity="100%" style:font-name="HarmonyOS Sans" fo:font-size="10.5pt" fo:letter-spacing="normal" fo:font-style="normal" fo:font-weight="normal"/>
    </style:style>
    <style:style style:name="P4" style:family="paragraph" style:parent-style-name="Text_20_body" style:list-style-name="L3">
      <style:paragraph-properties fo:margin-top="0in" fo:margin-bottom="0.0972in" style:contextual-spacing="false" fo:orphans="2" fo:widows="2" fo:padding="0in" fo:border="none"/>
      <style:text-properties fo:font-variant="normal" fo:text-transform="none" fo:color="#080808" loext:opacity="100%" style:font-name="HarmonyOS Sans" fo:font-size="10.5pt" fo:letter-spacing="normal" fo:font-style="normal" fo:font-weight="normal"/>
    </style:style>
    <style:style style:name="P5" style:family="paragraph" style:parent-style-name="Text_20_body" style:list-style-name="L4">
      <style:paragraph-properties fo:margin-top="0in" fo:margin-bottom="0.0972in" style:contextual-spacing="false" fo:orphans="2" fo:widows="2" fo:padding="0in" fo:border="none"/>
      <style:text-properties fo:font-variant="normal" fo:text-transform="none" fo:color="#080808" loext:opacity="100%" style:font-name="HarmonyOS Sans" fo:font-size="10.5pt" fo:letter-spacing="normal" fo:font-style="normal" fo:font-weight="normal"/>
    </style:style>
    <style:style style:name="P6" style:family="paragraph" style:parent-style-name="Text_20_body" style:list-style-name="L5">
      <style:paragraph-properties fo:margin-top="0in" fo:margin-bottom="0.0972in" style:contextual-spacing="false" fo:orphans="2" fo:widows="2" fo:padding="0in" fo:border="none"/>
      <style:text-properties fo:font-variant="normal" fo:text-transform="none" fo:color="#080808" loext:opacity="100%" style:font-name="HarmonyOS Sans" fo:font-size="10.5pt" fo:letter-spacing="normal" fo:font-style="normal" fo:font-weight="normal"/>
    </style:style>
    <style:style style:name="P7" style:family="paragraph" style:parent-style-name="Text_20_body" style:list-style-name="L6">
      <style:paragraph-properties fo:margin-top="0in" fo:margin-bottom="0.0972in" style:contextual-spacing="false" fo:orphans="2" fo:widows="2" fo:padding="0in" fo:border="none"/>
      <style:text-properties fo:font-variant="normal" fo:text-transform="none" fo:color="#080808" loext:opacity="100%" style:font-name="HarmonyOS Sans" fo:font-size="10.5pt" fo:letter-spacing="normal" fo:font-style="normal" fo:font-weight="normal"/>
    </style:style>
    <style:style style:name="P8" style:family="paragraph" style:parent-style-name="Text_20_body" style:list-style-name="L7">
      <style:paragraph-properties fo:margin-top="0in" fo:margin-bottom="0.0972in" style:contextual-spacing="false" fo:orphans="2" fo:widows="2" fo:padding="0in" fo:border="none"/>
      <style:text-properties fo:font-variant="normal" fo:text-transform="none" fo:color="#080808" loext:opacity="100%" style:font-name="HarmonyOS Sans" fo:font-size="10.5pt" fo:letter-spacing="normal" fo:font-style="normal" fo:font-weight="normal"/>
    </style:style>
    <style:style style:name="P9" style:family="paragraph" style:parent-style-name="Text_20_body" style:list-style-name="L8">
      <style:paragraph-properties fo:margin-top="0in" fo:margin-bottom="0.0972in" style:contextual-spacing="false" fo:orphans="2" fo:widows="2" fo:padding="0in" fo:border="none"/>
      <style:text-properties fo:font-variant="normal" fo:text-transform="none" fo:color="#080808" loext:opacity="100%" style:font-name="HarmonyOS Sans" fo:font-size="10.5pt" fo:letter-spacing="normal" fo:font-style="normal" fo:font-weight="normal"/>
    </style:style>
    <style:style style:name="P10" style:family="paragraph" style:parent-style-name="Text_20_body" style:list-style-name="L9">
      <style:paragraph-properties fo:margin-top="0in" fo:margin-bottom="0.0972in" style:contextual-spacing="false" fo:orphans="2" fo:widows="2" fo:padding="0in" fo:border="none"/>
      <style:text-properties fo:font-variant="normal" fo:text-transform="none" fo:color="#080808" loext:opacity="100%" style:font-name="HarmonyOS Sans" fo:font-size="10.5pt" fo:letter-spacing="normal" fo:font-style="normal" fo:font-weight="normal"/>
    </style:style>
    <style:style style:name="P11" style:family="paragraph" style:parent-style-name="Text_20_body" style:list-style-name="L10">
      <style:paragraph-properties fo:margin-top="0in" fo:margin-bottom="0.0972in" style:contextual-spacing="false" fo:orphans="2" fo:widows="2" fo:padding="0in" fo:border="none"/>
      <style:text-properties fo:font-variant="normal" fo:text-transform="none" fo:color="#080808" loext:opacity="100%" style:font-name="HarmonyOS Sans" fo:font-size="10.5pt" fo:letter-spacing="normal" fo:font-style="normal" fo:font-weight="normal"/>
    </style:style>
    <style:style style:name="P12" style:family="paragraph" style:parent-style-name="Text_20_body" style:list-style-name="L11">
      <style:paragraph-properties fo:margin-top="0in" fo:margin-bottom="0.0972in" style:contextual-spacing="false" fo:orphans="2" fo:widows="2" fo:padding="0in" fo:border="none"/>
      <style:text-properties fo:font-variant="normal" fo:text-transform="none" fo:color="#080808" loext:opacity="100%" style:font-name="HarmonyOS Sans" fo:font-size="10.5pt" fo:letter-spacing="normal" fo:font-style="normal" fo:font-weight="normal"/>
    </style:style>
    <style:style style:name="P13" style:family="paragraph" style:parent-style-name="Text_20_body" style:list-style-name="L12">
      <style:paragraph-properties fo:margin-top="0in" fo:margin-bottom="0.0972in" style:contextual-spacing="false" fo:orphans="2" fo:widows="2" fo:padding="0in" fo:border="none"/>
      <style:text-properties fo:font-variant="normal" fo:text-transform="none" fo:color="#080808" loext:opacity="100%" style:font-name="HarmonyOS Sans" fo:font-size="10.5pt" fo:letter-spacing="normal" fo:font-style="normal" fo:font-weight="normal"/>
    </style:style>
    <style:style style:name="P14" style:family="paragraph" style:parent-style-name="Text_20_body" style:list-style-name="L13">
      <style:paragraph-properties fo:margin-top="0in" fo:margin-bottom="0.0972in" style:contextual-spacing="false" fo:orphans="2" fo:widows="2" fo:padding="0in" fo:border="none"/>
      <style:text-properties fo:font-variant="normal" fo:text-transform="none" fo:color="#080808" loext:opacity="100%" style:font-name="HarmonyOS Sans" fo:font-size="10.5pt" fo:letter-spacing="normal" fo:font-style="normal" fo:font-weight="normal"/>
    </style:style>
    <style:style style:name="P15" style:family="paragraph" style:parent-style-name="Text_20_body" style:list-style-name="L14">
      <style:paragraph-properties fo:margin-top="0in" fo:margin-bottom="0.0972in" style:contextual-spacing="false" fo:orphans="2" fo:widows="2" fo:padding="0in" fo:border="none"/>
      <style:text-properties fo:font-variant="normal" fo:text-transform="none" fo:color="#080808" loext:opacity="100%" style:font-name="HarmonyOS Sans" fo:font-size="10.5pt" fo:letter-spacing="normal" fo:font-style="normal" fo:font-weight="normal"/>
    </style:style>
    <style:style style:name="P16" style:family="paragraph" style:parent-style-name="Text_20_body">
      <style:text-properties fo:font-variant="normal" fo:text-transform="none" fo:color="#080808" loext:opacity="100%" style:font-name="HarmonyOS Sans" fo:font-size="10.5pt" fo:letter-spacing="normal" fo:font-style="normal" fo:font-weight="normal" officeooo:rsid="0004a7eb" officeooo:paragraph-rsid="0004a7eb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number text:level="1" text:style-name="Numbering_20_Symbols" loext:num-list-format="%1%." style:num-suffix="." style:num-format="1" text:start-value="2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number text:level="1" text:style-name="Numbering_20_Symbols" loext:num-list-format="%1%." style:num-suffix="." style:num-format="1" text:start-value="3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number text:level="1" text:style-name="Numbering_20_Symbols" loext:num-list-format="%1%." style:num-suffix="." style:num-format="1" text:start-value="4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number text:level="1" text:style-name="Numbering_20_Symbols" loext:num-list-format="%1%." style:num-suffix="." style:num-format="1" text:start-value="5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number text:level="1" text:style-name="Numbering_20_Symbols" loext:num-list-format="%1%." style:num-suffix="." style:num-format="1" text:start-value="6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3">
      <text:list-level-style-number text:level="1" text:style-name="Numbering_20_Symbols" loext:num-list-format="%1%." style:num-suffix="." style:num-format="1" text:start-value="7">
        <style:list-level-properties text:space-before="0.492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492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y China trip: 7 cities in 21 days</text:p>
      <text:p text:style-name="P1"/>
      <text:p text:style-name="P16">Introduction</text:p>
      <text:list xml:id="list1214802132" text:style-name="L2">
        <text:list-item>
          <text:p text:style-name="P3">Introduce your trip to China and mention the cities you visited.</text:p>
        </text:list-item>
        <text:list-item>
          <text:p text:style-name="P3">Highlight the convenience of using high-speed railways and electronic payment systems like Alipay and WeChat Pay during your travels.</text:p>
        </text:list-item>
      </text:list>
      <text:list xml:id="list742378746" text:style-name="L3">
        <text:list-item>
          <text:p text:style-name="P4">Chongqing</text:p>
        </text:list-item>
      </text:list>
      <text:list xml:id="list1844741523" text:style-name="L4">
        <text:list-item>
          <text:p text:style-name="P5">Share how the high-speed railway made traveling to Chongqing efficient and comfortable.</text:p>
        </text:list-item>
        <text:list-item>
          <text:p text:style-name="P5">Discuss how you used Alipay and WeChat Pay to make bookings for taxis, museum tickets, and other services in Chongqing.</text:p>
        </text:list-item>
      </text:list>
      <text:list xml:id="list4200065104" text:style-name="L5">
        <text:list-item>
          <text:p text:style-name="P6">Nanjing</text:p>
        </text:list-item>
      </text:list>
      <text:list xml:id="list3481451947" text:style-name="L6">
        <text:list-item>
          <text:p text:style-name="P7">Describe your experiences using electronic payment systems in Nanjing and how it streamlined your travel experience.</text:p>
        </text:list-item>
        <text:list-item>
          <text:p text:style-name="P7">Talk about how you booked transportation and attractions in Nanjing with ease.</text:p>
        </text:list-item>
      </text:list>
      <text:list xml:id="list2340667670" text:style-name="L7">
        <text:list-item>
          <text:p text:style-name="P8">Shanghai</text:p>
        </text:list-item>
      </text:list>
      <text:list xml:id="list4116442605" text:style-name="L8">
        <text:list-item>
          <text:p text:style-name="P9">Discuss the convenience of using high-speed railways and electronic payments in Shanghai.</text:p>
        </text:list-item>
        <text:list-item>
          <text:p text:style-name="P9">Share how you made bookings for taxis, metro tickets, and other services in Shanghai using Alipay and WeChat Pay.</text:p>
        </text:list-item>
      </text:list>
      <text:list xml:id="list2416625427" text:style-name="L9">
        <text:list-item>
          <text:p text:style-name="P10">Chengdu</text:p>
        </text:list-item>
      </text:list>
      <text:list xml:id="list219440617" text:style-name="L10">
        <text:list-item>
          <text:p text:style-name="P11">Highlight the benefits of using high-speed railways and electronic payment systems in Chengdu.</text:p>
        </text:list-item>
        <text:list-item>
          <text:p text:style-name="P11">Describe how you utilized Alipay and WeChat Pay to book transportation and activities in Chengdu.</text:p>
        </text:list-item>
      </text:list>
      <text:list xml:id="list467814989" text:style-name="L11">
        <text:list-item>
          <text:p text:style-name="P12">Xian</text:p>
        </text:list-item>
      </text:list>
      <text:list xml:id="list1020156872" text:style-name="L12">
        <text:list-item>
          <text:p text:style-name="P13">Discuss your experiences with high-speed railways and electronic payments in Xian.</text:p>
        </text:list-item>
        <text:list-item>
          <text:p text:style-name="P13">Share how you made bookings for taxis, museum tickets, and other services in Xian using Alipay and WeChat Pay.</text:p>
        </text:list-item>
      </text:list>
      <text:list xml:id="list228399488" text:style-name="L13">
        <text:list-item>
          <text:p text:style-name="P14">Conclusion</text:p>
        </text:list-item>
      </text:list>
      <text:list xml:id="list913541313" text:style-name="L14">
        <text:list-item>
          <text:p text:style-name="P15">Summarize the convenience and efficiency of using high-speed railways and electronic payment systems during your travels in China.</text:p>
        </text:list-item>
        <text:list-item>
          <text:p text:style-name="P15">Reflect on how these modern technologies enhanced your travel experience and made exploring different cities more convenient.</text:p>
        </text:list-item>
        <text:list-item>
          <text:p text:style-name="P15">Encourage readers to take advantage of these services when traveling in China to make their trip more enjoyable and hassle-free.</text:p>
        </text:list-item>
      </text:list>
      <text:p text:style-name="P2"><text:soft-page-break/>Feel free to personalize this outline with your own experiences and insights about using high-speed railways and electronic payment systems in China. Let me know if you need further assistance or additional details to include in your blog post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armonyOS Sans" svg:font-family="'HarmonyOS Sans', 'Segoe UI', 'SF Pro Display', apple-system, BlinkMacSystemFont, Roboto, Oxygen, Ubuntu, Cantarell, 'Open Sans', 'Helvetica Neue', sans-serif, 'HarmonyOS Sans SC', 'PingFang SC', 'Hiragino Sans GB', 'Microsoft Yahei UI', 'Microsoft Yahei', 'Source Han Sans CN', sans-serif, 'Segoe UI Emoji', 'Segoe UI Symbol', 'Apple Color Emoji', 'Twemoji Mozilla', 'Noto Color Emoji', 'Android Emoji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4T07:35:45.614956799</meta:creation-date>
    <dc:date>2024-05-15T07:00:56.729960198</dc:date>
    <meta:editing-duration>PT23H25M11S</meta:editing-duration>
    <meta:editing-cycles>1</meta:editing-cycles>
    <meta:document-statistic meta:table-count="0" meta:image-count="0" meta:object-count="0" meta:page-count="2" meta:paragraph-count="24" meta:word-count="309" meta:character-count="1927" meta:non-whitespace-character-count="1663"/>
    <meta:generator>LibreOffice/7.3.7.2$Linux_X86_64 LibreOffice_project/30$Build-2</meta:generator>
  </office:meta>
</office:document-meta>
</file>